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ithub.com/earlephilhower/arduino-pico/releases/download/global/package_rp2040_index.json" text:style-name="ListLabel_20_1" text:visited-style-name="ListLabel_20_1"><text:span text:style-name="T1">https://github.com/earlephilhower/arduino-pico/releases/download/global/package_rp2040_index.json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97" meta:non-whitespace-character-count="97"/>
    <meta:generator>LibreOfficeDev/6.0.5.2$Linux_X86_64 LibreOffice_project/</meta:generator>
  </office:meta>
</office:document-meta>
</file>